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5.6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618cm" svg:height="14.063cm" svg:x="8.937cm" svg:y="0.871cm">
            <draw:object draw:notify-on-update-of-ranges="Sheet1.A3:Sheet1.A3 Sheet1.A4:Sheet1.A204 Sheet1.B3:Sheet1.B3 Sheet1.B4:Sheet1.B2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*SIN(2*PI()*[.A4]/[.$B$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*SIN(2*PI()*[.A5]/[.$B$1])" office:value-type="float" office:value="0.772542485937369" calcext:value-type="float">
            <text:p>0.772542485937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*SIN(2*PI()*[.A6]/[.$B$1])" office:value-type="float" office:value="1.46946313073118" calcext:value-type="float">
            <text:p>1.46946313073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*SIN(2*PI()*[.A7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*SIN(2*PI()*[.A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SIN(2*PI()*[.A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*SIN(2*PI()*[.A10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*SIN(2*PI()*[.A11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*SIN(2*PI()*[.A12]/[.$B$1])" office:value-type="float" office:value="1.46946313073118" calcext:value-type="float">
            <text:p>1.46946313073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*SIN(2*PI()*[.A13]/[.$B$1])" office:value-type="float" office:value="0.772542485937369" calcext:value-type="float">
            <text:p>0.7725424859373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*SIN(2*PI()*[.A14]/[.$B$1])" office:value-type="float" office:value="3.06161699786838E-016" calcext:value-type="float">
            <text:p>3.06161699786838E-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2]*SIN(2*PI()*[.A15]/[.$B$1])" office:value-type="float" office:value="-0.772542485937367" calcext:value-type="float">
            <text:p>-0.7725424859373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*SIN(2*PI()*[.A1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2]*SIN(2*PI()*[.A17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*SIN(2*PI()*[.A18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*SIN(2*PI()*[.A1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*SIN(2*PI()*[.A20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2]*SIN(2*PI()*[.A21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2]*SIN(2*PI()*[.A22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*SIN(2*PI()*[.A23]/[.$B$1])" office:value-type="float" office:value="-0.772542485937369" calcext:value-type="float">
            <text:p>-0.7725424859373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*SIN(2*PI()*[.A24]/[.$B$1])" office:value-type="float" office:value="-6.12323399573677E-016" calcext:value-type="float">
            <text:p>-6.12323399573677E-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2]*SIN(2*PI()*[.A25]/[.$B$1])" office:value-type="float" office:value="0.772542485937368" calcext:value-type="float">
            <text:p>0.7725424859373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2]*SIN(2*PI()*[.A26]/[.$B$1])" office:value-type="float" office:value="1.46946313073118" calcext:value-type="float">
            <text:p>1.469463130731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2]*SIN(2*PI()*[.A27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2]*SIN(2*PI()*[.A2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2]*SIN(2*PI()*[.A2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2]*SIN(2*PI()*[.A30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2]*SIN(2*PI()*[.A31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2]*SIN(2*PI()*[.A32]/[.$B$1])" office:value-type="float" office:value="1.46946313073118" calcext:value-type="float">
            <text:p>1.469463130731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2]*SIN(2*PI()*[.A33]/[.$B$1])" office:value-type="float" office:value="0.77254248593737" calcext:value-type="float">
            <text:p>0.772542485937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2]*SIN(2*PI()*[.A34]/[.$B$1])" office:value-type="float" office:value="9.18485099360515E-016" calcext:value-type="float">
            <text:p>9.18485099360515E-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2]*SIN(2*PI()*[.A35]/[.$B$1])" office:value-type="float" office:value="-0.772542485937368" calcext:value-type="float">
            <text:p>-0.772542485937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2]*SIN(2*PI()*[.A3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2]*SIN(2*PI()*[.A37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2]*SIN(2*PI()*[.A38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2]*SIN(2*PI()*[.A3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2]*SIN(2*PI()*[.A40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2]*SIN(2*PI()*[.A41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2]*SIN(2*PI()*[.A42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2]*SIN(2*PI()*[.A43]/[.$B$1])" office:value-type="float" office:value="-0.77254248593737" calcext:value-type="float">
            <text:p>-0.77254248593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2]*SIN(2*PI()*[.A44]/[.$B$1])" office:value-type="float" office:value="-1.22464679914735E-015" calcext:value-type="float">
            <text:p>-1.22464679914735E-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2]*SIN(2*PI()*[.A45]/[.$B$1])" office:value-type="float" office:value="0.772542485937363" calcext:value-type="float">
            <text:p>0.7725424859373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2]*SIN(2*PI()*[.A46]/[.$B$1])" office:value-type="float" office:value="1.46946313073118" calcext:value-type="float">
            <text:p>1.469463130731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2]*SIN(2*PI()*[.A47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2]*SIN(2*PI()*[.A4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2]*SIN(2*PI()*[.A4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2]*SIN(2*PI()*[.A50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2]*SIN(2*PI()*[.A51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2]*SIN(2*PI()*[.A52]/[.$B$1])" office:value-type="float" office:value="1.46946313073118" calcext:value-type="float">
            <text:p>1.469463130731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2]*SIN(2*PI()*[.A53]/[.$B$1])" office:value-type="float" office:value="0.772542485937374" calcext:value-type="float">
            <text:p>0.7725424859373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2]*SIN(2*PI()*[.A54]/[.$B$1])" office:value-type="float" office:value="1.53080849893419E-015" calcext:value-type="float">
            <text:p>1.53080849893419E-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2]*SIN(2*PI()*[.A55]/[.$B$1])" office:value-type="float" office:value="-0.772542485937363" calcext:value-type="float">
            <text:p>-0.7725424859373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2]*SIN(2*PI()*[.A5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2]*SIN(2*PI()*[.A57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2]*SIN(2*PI()*[.A58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2]*SIN(2*PI()*[.A5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2]*SIN(2*PI()*[.A60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2]*SIN(2*PI()*[.A61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2]*SIN(2*PI()*[.A62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2]*SIN(2*PI()*[.A63]/[.$B$1])" office:value-type="float" office:value="-0.772542485937374" calcext:value-type="float">
            <text:p>-0.7725424859373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SIN(2*PI()*[.A64]/[.$B$1])" office:value-type="float" office:value="-1.83697019872103E-015" calcext:value-type="float">
            <text:p>-1.83697019872103E-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2]*SIN(2*PI()*[.A65]/[.$B$1])" office:value-type="float" office:value="0.772542485937371" calcext:value-type="float">
            <text:p>0.7725424859373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2]*SIN(2*PI()*[.A66]/[.$B$1])" office:value-type="float" office:value="1.46946313073118" calcext:value-type="float">
            <text:p>1.469463130731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2]*SIN(2*PI()*[.A67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2]*SIN(2*PI()*[.A6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2]*SIN(2*PI()*[.A6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2]*SIN(2*PI()*[.A70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2]*SIN(2*PI()*[.A71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2]*SIN(2*PI()*[.A72]/[.$B$1])" office:value-type="float" office:value="1.46946313073118" calcext:value-type="float">
            <text:p>1.469463130731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2]*SIN(2*PI()*[.A73]/[.$B$1])" office:value-type="float" office:value="0.772542485937366" calcext:value-type="float">
            <text:p>0.7725424859373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*SIN(2*PI()*[.A74]/[.$B$1])" office:value-type="float" office:value="2.14313189850787E-015" calcext:value-type="float">
            <text:p>2.14313189850787E-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2]*SIN(2*PI()*[.A75]/[.$B$1])" office:value-type="float" office:value="-0.772542485937371" calcext:value-type="float">
            <text:p>-0.7725424859373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2]*SIN(2*PI()*[.A7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2]*SIN(2*PI()*[.A77]/[.$B$1])" office:value-type="float" office:value="-2.02254248593736" calcext:value-type="float">
            <text:p>-2.022542485937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2]*SIN(2*PI()*[.A78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2]*SIN(2*PI()*[.A7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2]*SIN(2*PI()*[.A80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2]*SIN(2*PI()*[.A81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2]*SIN(2*PI()*[.A82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2]*SIN(2*PI()*[.A83]/[.$B$1])" office:value-type="float" office:value="-0.772542485937367" calcext:value-type="float">
            <text:p>-0.7725424859373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2]*SIN(2*PI()*[.A84]/[.$B$1])" office:value-type="float" office:value="-2.44929359829471E-015" calcext:value-type="float">
            <text:p>-2.44929359829471E-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2]*SIN(2*PI()*[.A85]/[.$B$1])" office:value-type="float" office:value="0.772542485937362" calcext:value-type="float">
            <text:p>0.7725424859373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2]*SIN(2*PI()*[.A86]/[.$B$1])" office:value-type="float" office:value="1.46946313073117" calcext:value-type="float">
            <text:p>1.469463130731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2]*SIN(2*PI()*[.A87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2]*SIN(2*PI()*[.A8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2]*SIN(2*PI()*[.A8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2]*SIN(2*PI()*[.A90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2]*SIN(2*PI()*[.A91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2]*SIN(2*PI()*[.A92]/[.$B$1])" office:value-type="float" office:value="1.46946313073119" calcext:value-type="float">
            <text:p>1.469463130731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2]*SIN(2*PI()*[.A93]/[.$B$1])" office:value-type="float" office:value="0.772542485937367" calcext:value-type="float">
            <text:p>0.7725424859373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2]*SIN(2*PI()*[.A94]/[.$B$1])" office:value-type="float" office:value="2.75545529808154E-015" calcext:value-type="float">
            <text:p>2.75545529808154E-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2]*SIN(2*PI()*[.A95]/[.$B$1])" office:value-type="float" office:value="-0.772542485937362" calcext:value-type="float">
            <text:p>-0.7725424859373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2]*SIN(2*PI()*[.A9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2]*SIN(2*PI()*[.A97]/[.$B$1])" office:value-type="float" office:value="-2.02254248593736" calcext:value-type="float">
            <text:p>-2.022542485937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2]*SIN(2*PI()*[.A98]/[.$B$1])" office:value-type="float" office:value="-2.37764129073789" calcext:value-type="float">
            <text:p>-2.377641290737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2]*SIN(2*PI()*[.A9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2]*SIN(2*PI()*[.A100]/[.$B$1])" office:value-type="float" office:value="-2.37764129073789" calcext:value-type="float">
            <text:p>-2.377641290737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2]*SIN(2*PI()*[.A101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2]*SIN(2*PI()*[.A102]/[.$B$1])" office:value-type="float" office:value="-1.46946313073119" calcext:value-type="float">
            <text:p>-1.469463130731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2]*SIN(2*PI()*[.A103]/[.$B$1])" office:value-type="float" office:value="-0.772542485937367" calcext:value-type="float">
            <text:p>-0.7725424859373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*SIN(2*PI()*[.A104]/[.$B$1])" office:value-type="float" office:value="-3.06161699786838E-015" calcext:value-type="float">
            <text:p>-3.06161699786838E-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2]*SIN(2*PI()*[.A105]/[.$B$1])" office:value-type="float" office:value="0.77254248593737" calcext:value-type="float">
            <text:p>0.772542485937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B$2]*SIN(2*PI()*[.A106]/[.$B$1])" office:value-type="float" office:value="1.46946313073117" calcext:value-type="float">
            <text:p>1.469463130731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B$2]*SIN(2*PI()*[.A107]/[.$B$1])" office:value-type="float" office:value="2.02254248593736" calcext:value-type="float">
            <text:p>2.022542485937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B$2]*SIN(2*PI()*[.A10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2]*SIN(2*PI()*[.A10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B$2]*SIN(2*PI()*[.A110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B$2]*SIN(2*PI()*[.A111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B$2]*SIN(2*PI()*[.A112]/[.$B$1])" office:value-type="float" office:value="1.46946313073119" calcext:value-type="float">
            <text:p>1.469463130731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B$2]*SIN(2*PI()*[.A113]/[.$B$1])" office:value-type="float" office:value="0.772542485937384" calcext:value-type="float">
            <text:p>0.7725424859373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2]*SIN(2*PI()*[.A114]/[.$B$1])" office:value-type="float" office:value="-5.51400549934603E-015" calcext:value-type="float">
            <text:p>-5.51400549934603E-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B$2]*SIN(2*PI()*[.A115]/[.$B$1])" office:value-type="float" office:value="-0.772542485937361" calcext:value-type="float">
            <text:p>-0.7725424859373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B$2]*SIN(2*PI()*[.A11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B$2]*SIN(2*PI()*[.A117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B$2]*SIN(2*PI()*[.A118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2]*SIN(2*PI()*[.A11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B$2]*SIN(2*PI()*[.A120]/[.$B$1])" office:value-type="float" office:value="-2.37764129073789" calcext:value-type="float">
            <text:p>-2.377641290737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B$2]*SIN(2*PI()*[.A121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B$2]*SIN(2*PI()*[.A122]/[.$B$1])" office:value-type="float" office:value="-1.46946313073119" calcext:value-type="float">
            <text:p>-1.469463130731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B$2]*SIN(2*PI()*[.A123]/[.$B$1])" office:value-type="float" office:value="-0.772542485937376" calcext:value-type="float">
            <text:p>-0.7725424859373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2]*SIN(2*PI()*[.A124]/[.$B$1])" office:value-type="float" office:value="-3.67394039744206E-015" calcext:value-type="float">
            <text:p>-3.67394039744206E-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B$2]*SIN(2*PI()*[.A125]/[.$B$1])" office:value-type="float" office:value="0.772542485937369" calcext:value-type="float">
            <text:p>0.77254248593736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B$2]*SIN(2*PI()*[.A126]/[.$B$1])" office:value-type="float" office:value="1.46946313073119" calcext:value-type="float">
            <text:p>1.469463130731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B$2]*SIN(2*PI()*[.A127]/[.$B$1])" office:value-type="float" office:value="2.02254248593736" calcext:value-type="float">
            <text:p>2.022542485937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B$2]*SIN(2*PI()*[.A12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2]*SIN(2*PI()*[.A12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B$2]*SIN(2*PI()*[.A130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B$2]*SIN(2*PI()*[.A131]/[.$B$1])" office:value-type="float" office:value="2.02254248593737" calcext:value-type="float">
            <text:p>2.022542485937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$2]*SIN(2*PI()*[.A132]/[.$B$1])" office:value-type="float" office:value="1.46946313073119" calcext:value-type="float">
            <text:p>1.4694631307311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B$2]*SIN(2*PI()*[.A133]/[.$B$1])" office:value-type="float" office:value="0.772542485937368" calcext:value-type="float">
            <text:p>0.772542485937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2]*SIN(2*PI()*[.A134]/[.$B$1])" office:value-type="float" office:value="0.0000000000000128618862942302" calcext:value-type="float">
            <text:p>1.28618862942302E-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B$2]*SIN(2*PI()*[.A135]/[.$B$1])" office:value-type="float" office:value="-0.772542485937377" calcext:value-type="float">
            <text:p>-0.77254248593737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B$2]*SIN(2*PI()*[.A13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B$2]*SIN(2*PI()*[.A137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B$2]*SIN(2*PI()*[.A138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2]*SIN(2*PI()*[.A13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B$2]*SIN(2*PI()*[.A140]/[.$B$1])" office:value-type="float" office:value="-2.37764129073789" calcext:value-type="float">
            <text:p>-2.377641290737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B$2]*SIN(2*PI()*[.A141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B$2]*SIN(2*PI()*[.A142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B$2]*SIN(2*PI()*[.A143]/[.$B$1])" office:value-type="float" office:value="-0.772542485937377" calcext:value-type="float">
            <text:p>-0.7725424859373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2]*SIN(2*PI()*[.A144]/[.$B$1])" office:value-type="float" office:value="-4.28626379701574E-015" calcext:value-type="float">
            <text:p>-4.28626379701574E-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B$2]*SIN(2*PI()*[.A145]/[.$B$1])" office:value-type="float" office:value="0.772542485937352" calcext:value-type="float">
            <text:p>0.7725424859373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B$2]*SIN(2*PI()*[.A146]/[.$B$1])" office:value-type="float" office:value="1.46946313073119" calcext:value-type="float">
            <text:p>1.469463130731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B$2]*SIN(2*PI()*[.A147]/[.$B$1])" office:value-type="float" office:value="2.02254248593736" calcext:value-type="float">
            <text:p>2.022542485937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B$2]*SIN(2*PI()*[.A14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2]*SIN(2*PI()*[.A14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B$2]*SIN(2*PI()*[.A150]/[.$B$1])" office:value-type="float" office:value="2.37764129073789" calcext:value-type="float">
            <text:p>2.377641290737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B$2]*SIN(2*PI()*[.A151]/[.$B$1])" office:value-type="float" office:value="2.02254248593736" calcext:value-type="float">
            <text:p>2.022542485937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B$2]*SIN(2*PI()*[.A152]/[.$B$1])" office:value-type="float" office:value="1.46946313073119" calcext:value-type="float">
            <text:p>1.469463130731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B$2]*SIN(2*PI()*[.A153]/[.$B$1])" office:value-type="float" office:value="0.772542485937369" calcext:value-type="float">
            <text:p>0.772542485937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2]*SIN(2*PI()*[.A154]/[.$B$1])" office:value-type="float" office:value="0.0000000000000134742096938038" calcext:value-type="float">
            <text:p>1.34742096938038E-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B$2]*SIN(2*PI()*[.A155]/[.$B$1])" office:value-type="float" office:value="-0.77254248593736" calcext:value-type="float">
            <text:p>-0.772542485937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B$2]*SIN(2*PI()*[.A15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B$2]*SIN(2*PI()*[.A157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B$2]*SIN(2*PI()*[.A158]/[.$B$1])" office:value-type="float" office:value="-2.37764129073789" calcext:value-type="float">
            <text:p>-2.377641290737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2]*SIN(2*PI()*[.A15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B$2]*SIN(2*PI()*[.A160]/[.$B$1])" office:value-type="float" office:value="-2.37764129073789" calcext:value-type="float">
            <text:p>-2.377641290737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B$2]*SIN(2*PI()*[.A161]/[.$B$1])" office:value-type="float" office:value="-2.02254248593738" calcext:value-type="float">
            <text:p>-2.022542485937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B$2]*SIN(2*PI()*[.A162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B$2]*SIN(2*PI()*[.A163]/[.$B$1])" office:value-type="float" office:value="-0.772542485937377" calcext:value-type="float">
            <text:p>-0.7725424859373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2]*SIN(2*PI()*[.A164]/[.$B$1])" office:value-type="float" office:value="-4.89858719658941E-015" calcext:value-type="float">
            <text:p>-4.89858719658941E-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B$2]*SIN(2*PI()*[.A165]/[.$B$1])" office:value-type="float" office:value="0.772542485937368" calcext:value-type="float">
            <text:p>0.7725424859373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B$2]*SIN(2*PI()*[.A166]/[.$B$1])" office:value-type="float" office:value="1.46946313073117" calcext:value-type="float">
            <text:p>1.469463130731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B$2]*SIN(2*PI()*[.A167]/[.$B$1])" office:value-type="float" office:value="2.02254248593736" calcext:value-type="float">
            <text:p>2.022542485937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B$2]*SIN(2*PI()*[.A16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2]*SIN(2*PI()*[.A16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B$2]*SIN(2*PI()*[.A170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B$2]*SIN(2*PI()*[.A171]/[.$B$1])" office:value-type="float" office:value="2.02254248593736" calcext:value-type="float">
            <text:p>2.022542485937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B$2]*SIN(2*PI()*[.A172]/[.$B$1])" office:value-type="float" office:value="1.46946313073119" calcext:value-type="float">
            <text:p>1.469463130731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B$2]*SIN(2*PI()*[.A173]/[.$B$1])" office:value-type="float" office:value="0.772542485937369" calcext:value-type="float">
            <text:p>0.7725424859373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2]*SIN(2*PI()*[.A174]/[.$B$1])" office:value-type="float" office:value="-3.677035300625E-015" calcext:value-type="float">
            <text:p>-3.677035300625E-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B$2]*SIN(2*PI()*[.A175]/[.$B$1])" office:value-type="float" office:value="-0.772542485937359" calcext:value-type="float">
            <text:p>-0.7725424859373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B$2]*SIN(2*PI()*[.A17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B$2]*SIN(2*PI()*[.A177]/[.$B$1])" office:value-type="float" office:value="-2.02254248593736" calcext:value-type="float">
            <text:p>-2.022542485937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B$2]*SIN(2*PI()*[.A178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2]*SIN(2*PI()*[.A17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B$2]*SIN(2*PI()*[.A180]/[.$B$1])" office:value-type="float" office:value="-2.37764129073789" calcext:value-type="float">
            <text:p>-2.377641290737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B$2]*SIN(2*PI()*[.A181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B$2]*SIN(2*PI()*[.A182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B$2]*SIN(2*PI()*[.A183]/[.$B$1])" office:value-type="float" office:value="-0.772542485937361" calcext:value-type="float">
            <text:p>-0.7725424859373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2]*SIN(2*PI()*[.A184]/[.$B$1])" office:value-type="float" office:value="-5.51091059616309E-015" calcext:value-type="float">
            <text:p>-5.51091059616309E-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B$2]*SIN(2*PI()*[.A185]/[.$B$1])" office:value-type="float" office:value="0.772542485937368" calcext:value-type="float">
            <text:p>0.7725424859373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B$2]*SIN(2*PI()*[.A186]/[.$B$1])" office:value-type="float" office:value="1.46946313073117" calcext:value-type="float">
            <text:p>1.469463130731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B$2]*SIN(2*PI()*[.A187]/[.$B$1])" office:value-type="float" office:value="2.02254248593736" calcext:value-type="float">
            <text:p>2.022542485937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B$2]*SIN(2*PI()*[.A188]/[.$B$1])" office:value-type="float" office:value="2.37764129073788" calcext:value-type="float">
            <text:p>2.377641290737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2]*SIN(2*PI()*[.A189]/[.$B$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B$2]*SIN(2*PI()*[.A190]/[.$B$1])" office:value-type="float" office:value="2.37764129073789" calcext:value-type="float">
            <text:p>2.377641290737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B$2]*SIN(2*PI()*[.A191]/[.$B$1])" office:value-type="float" office:value="2.02254248593736" calcext:value-type="float">
            <text:p>2.022542485937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B$2]*SIN(2*PI()*[.A192]/[.$B$1])" office:value-type="float" office:value="1.46946313073117" calcext:value-type="float">
            <text:p>1.469463130731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B$2]*SIN(2*PI()*[.A193]/[.$B$1])" office:value-type="float" office:value="0.77254248593737" calcext:value-type="float">
            <text:p>0.772542485937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2]*SIN(2*PI()*[.A194]/[.$B$1])" office:value-type="float" office:value="-3.06471190105133E-015" calcext:value-type="float">
            <text:p>-3.06471190105133E-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B$2]*SIN(2*PI()*[.A195]/[.$B$1])" office:value-type="float" office:value="-0.772542485937359" calcext:value-type="float">
            <text:p>-0.7725424859373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B$2]*SIN(2*PI()*[.A196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B$2]*SIN(2*PI()*[.A197]/[.$B$1])" office:value-type="float" office:value="-2.02254248593737" calcext:value-type="float">
            <text:p>-2.022542485937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B$2]*SIN(2*PI()*[.A198]/[.$B$1])" office:value-type="float" office:value="-2.37764129073788" calcext:value-type="float">
            <text:p>-2.377641290737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2]*SIN(2*PI()*[.A199]/[.$B$1])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B$2]*SIN(2*PI()*[.A200]/[.$B$1])" office:value-type="float" office:value="-2.37764129073789" calcext:value-type="float">
            <text:p>-2.377641290737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B$2]*SIN(2*PI()*[.A201]/[.$B$1])" office:value-type="float" office:value="-2.02254248593738" calcext:value-type="float">
            <text:p>-2.022542485937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B$2]*SIN(2*PI()*[.A202]/[.$B$1])" office:value-type="float" office:value="-1.46946313073118" calcext:value-type="float">
            <text:p>-1.469463130731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B$2]*SIN(2*PI()*[.A203]/[.$B$1])" office:value-type="float" office:value="-0.772542485937362" calcext:value-type="float">
            <text:p>-0.7725424859373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2]*SIN(2*PI()*[.A204]/[.$B$1])" office:value-type="float" office:value="-6.12323399573677E-015" calcext:value-type="float">
            <text:p>-6.12323399573677E-15</text:p>
          </table:table-cell>
        </table:table-row>
        <table:table-row table:style-name="ro1" table:number-rows-repeated="10483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21:04:19.463000000</meta:creation-date>
    <dc:date>2024-05-30T14:49:36.993000000</dc:date>
    <meta:editing-duration>PT16H38M33S</meta:editing-duration>
    <meta:editing-cycles>5</meta:editing-cycles>
    <meta:generator>LibreOffice/24.2.3.2$Windows_X86_64 LibreOffice_project/433d9c2ded56988e8a90e6b2e771ee4e6a5ab2ba</meta:generator>
    <meta:document-statistic meta:table-count="1" meta:cell-count="40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619cm" svg:height="14.064cm" xlink:href=".." xlink:type="simple" chart:class="chart:scatter" chart:style-name="ch1">
        <chart:plot-area chart:style-name="ch2" table:cell-range-address="Sheet1.A3:Sheet1.B204" chart:data-source-has-labels="row" svg:x="0.532cm" svg:y="0.281cm" svg:width="25.555cm" svg:height="13.502cm">
          <chart:coordinate-region svg:x="1.074cm" svg:y="0.48cm" svg:width="24.733cm" svg:height="13.10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04" chart:label-cell-address="Sheet1.B3:Sheet1.B3" chart:class="chart:scatter">
            <chart:domain table:cell-range-address="Sheet1.A4:Sheet1.A204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04</svg:desc>
                </draw:g>
              </table:table-cell>
              <table:table-cell office:value-type="float" office:value="0">
                <text:p>0</text:p>
                <draw:g>
                  <svg:desc>Sheet1.B4:Sheet1.B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772542485937367">
                <text:p>-0.772542485937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772542485937369">
                <text:p>-0.772542485937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72542485937368">
                <text:p>0.772542485937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7254248593737">
                <text:p>0.77254248593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772542485937368">
                <text:p>-0.772542485937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77254248593737">
                <text:p>-0.77254248593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72542485937363">
                <text:p>0.7725424859373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772542485937374">
                <text:p>0.772542485937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3080849893419E-015">
                <text:p>1.53080849893419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772542485937363">
                <text:p>-0.772542485937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772542485937374">
                <text:p>-0.7725424859373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83697019872103E-015">
                <text:p>-1.83697019872103E-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772542485937371">
                <text:p>0.7725424859373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772542485937366">
                <text:p>0.7725424859373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14313189850787E-015">
                <text:p>2.14313189850787E-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772542485937371">
                <text:p>-0.7725424859373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.02254248593736">
                <text:p>-2.02254248593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772542485937367">
                <text:p>-0.7725424859373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.44929359829471E-015">
                <text:p>-2.44929359829471E-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772542485937362">
                <text:p>0.7725424859373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46946313073117">
                <text:p>1.46946313073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46946313073119">
                <text:p>1.46946313073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772542485937367">
                <text:p>0.772542485937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75545529808154E-015">
                <text:p>2.75545529808154E-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772542485937362">
                <text:p>-0.772542485937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2.02254248593736">
                <text:p>-2.02254248593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2.37764129073789">
                <text:p>-2.377641290737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2.37764129073789">
                <text:p>-2.37764129073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46946313073119">
                <text:p>-1.46946313073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772542485937367">
                <text:p>-0.7725424859373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3.06161699786838E-015">
                <text:p>-3.06161699786838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77254248593737">
                <text:p>0.772542485937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.46946313073117">
                <text:p>1.46946313073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.02254248593736">
                <text:p>2.022542485937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.46946313073119">
                <text:p>1.469463130731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772542485937384">
                <text:p>0.7725424859373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.51400549934603E-015">
                <text:p>-5.51400549934603E-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772542485937361">
                <text:p>-0.7725424859373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2.37764129073789">
                <text:p>-2.377641290737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.46946313073119">
                <text:p>-1.46946313073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772542485937376">
                <text:p>-0.772542485937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3.67394039744206E-015">
                <text:p>-3.67394039744206E-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46946313073119">
                <text:p>1.46946313073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.02254248593736">
                <text:p>2.022542485937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46946313073119">
                <text:p>1.469463130731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772542485937368">
                <text:p>0.7725424859373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000000000000128618862942302">
                <text:p>0.00000000000001286188629423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772542485937377">
                <text:p>-0.7725424859373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2.37764129073789">
                <text:p>-2.377641290737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772542485937377">
                <text:p>-0.7725424859373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4.28626379701574E-015">
                <text:p>-4.28626379701574E-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772542485937352">
                <text:p>0.7725424859373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46946313073119">
                <text:p>1.469463130731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.02254248593736">
                <text:p>2.022542485937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.37764129073789">
                <text:p>2.377641290737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.02254248593736">
                <text:p>2.02254248593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46946313073119">
                <text:p>1.469463130731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000000000000134742096938038">
                <text:p>0.00000000000001347420969380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77254248593736">
                <text:p>-0.772542485937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2.37764129073789">
                <text:p>-2.377641290737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2.37764129073789">
                <text:p>-2.377641290737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2.02254248593738">
                <text:p>-2.022542485937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772542485937377">
                <text:p>-0.77254248593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4.89858719658941E-015">
                <text:p>-4.89858719658941E-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772542485937368">
                <text:p>0.7725424859373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46946313073117">
                <text:p>1.469463130731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.02254248593736">
                <text:p>2.02254248593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.02254248593736">
                <text:p>2.022542485937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46946313073119">
                <text:p>1.46946313073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3.677035300625E-015">
                <text:p>-3.677035300625E-0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772542485937359">
                <text:p>-0.7725424859373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2.02254248593736">
                <text:p>-2.022542485937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2.37764129073789">
                <text:p>-2.377641290737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772542485937361">
                <text:p>-0.7725424859373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5.51091059616309E-015">
                <text:p>-5.51091059616309E-0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772542485937368">
                <text:p>0.7725424859373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46946313073117">
                <text:p>1.46946313073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.02254248593736">
                <text:p>2.022542485937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.37764129073789">
                <text:p>2.377641290737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.02254248593736">
                <text:p>2.022542485937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46946313073117">
                <text:p>1.469463130731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77254248593737">
                <text:p>0.772542485937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3.06471190105133E-015">
                <text:p>-3.06471190105133E-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772542485937359">
                <text:p>-0.7725424859373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2.37764129073789">
                <text:p>-2.377641290737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2.02254248593738">
                <text:p>-2.02254248593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772542485937362">
                <text:p>-0.772542485937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6.12323399573677E-015">
                <text:p>-6.1232339957367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